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320d" officeooo:paragraph-rsid="0015320d"/>
    </style:style>
    <style:style style:name="P2" style:family="paragraph" style:parent-style-name="Standard">
      <style:paragraph-properties fo:text-align="center" style:justify-single-word="false"/>
      <style:text-properties officeooo:rsid="0015320d" officeooo:paragraph-rsid="0015320d"/>
    </style:style>
    <style:style style:name="P3" style:family="paragraph" style:parent-style-name="Standard">
      <style:text-properties officeooo:rsid="0015320d" officeooo:paragraph-rsid="0015f431"/>
    </style:style>
    <style:style style:name="P4" style:family="paragraph" style:parent-style-name="Standard">
      <style:text-properties fo:font-style="italic" officeooo:rsid="0015320d" officeooo:paragraph-rsid="0015320d" style:font-style-asian="italic" style:font-style-complex="italic"/>
    </style:style>
    <style:style style:name="P5" style:family="paragraph" style:parent-style-name="Standard">
      <style:text-properties officeooo:rsid="0015f431" officeooo:paragraph-rsid="0015f431"/>
    </style:style>
    <style:style style:name="P6" style:family="paragraph" style:parent-style-name="Standard">
      <style:text-properties officeooo:rsid="0015f431" officeooo:paragraph-rsid="0016ce58"/>
    </style:style>
    <style:style style:name="P7" style:family="paragraph" style:parent-style-name="Standard">
      <style:text-properties officeooo:rsid="0015f431" officeooo:paragraph-rsid="0016ff60"/>
    </style:style>
    <style:style style:name="P8" style:family="paragraph" style:parent-style-name="Standard">
      <style:text-properties fo:font-size="10pt" officeooo:rsid="0015f431" officeooo:paragraph-rsid="0016ce58" style:font-size-asian="10pt" style:font-size-complex="10pt"/>
    </style:style>
    <style:style style:name="P9" style:family="paragraph" style:parent-style-name="Standard">
      <style:text-properties fo:font-size="10pt" officeooo:rsid="0015f431" officeooo:paragraph-rsid="0015f431" style:font-size-asian="10pt" style:font-size-complex="10pt"/>
    </style:style>
    <style:style style:name="P10" style:family="paragraph" style:parent-style-name="Standard">
      <style:text-properties fo:font-size="10pt" officeooo:rsid="0015f431" officeooo:paragraph-rsid="0016ff60" style:font-size-asian="10pt" style:font-size-complex="10pt"/>
    </style:style>
    <style:style style:name="P11" style:family="paragraph" style:parent-style-name="Standard">
      <style:text-properties officeooo:rsid="0016ff60" officeooo:paragraph-rsid="0016ff60"/>
    </style:style>
    <style:style style:name="P12" style:family="paragraph" style:parent-style-name="Standard">
      <style:text-properties officeooo:rsid="001806c0" officeooo:paragraph-rsid="001806c0"/>
    </style:style>
    <style:style style:name="T1" style:family="text">
      <style:text-properties officeooo:rsid="0015320d"/>
    </style:style>
    <style:style style:name="T2" style:family="text">
      <style:text-properties officeooo:rsid="0015f431"/>
    </style:style>
    <style:style style:name="T3" style:family="text">
      <style:text-properties officeooo:rsid="0016ce58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5320d" style:font-size-asian="10pt" style:font-size-complex="10pt"/>
    </style:style>
    <style:style style:name="T6" style:family="text">
      <style:text-properties fo:font-size="10pt" officeooo:rsid="0016ce58" style:font-size-asian="10pt" style:font-size-complex="10pt"/>
    </style:style>
    <style:style style:name="T7" style:family="text">
      <style:text-properties fo:font-size="10pt" officeooo:rsid="0016ff60" style:font-size-asian="10pt" style:font-size-complex="10pt"/>
    </style:style>
    <style:style style:name="T8" style:family="text">
      <style:text-properties officeooo:rsid="0016ff60"/>
    </style:style>
    <style:style style:name="T9" style:family="text">
      <style:text-properties officeooo:rsid="001806c0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80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surd<text:span text:style-name="T1">ity of</text:span> Binary Relations</text:p>
      <text:p text:style-name="P2">by Sven Nilsen, 2022</text:p>
      <text:p text:style-name="P1"/>
      <text:p text:style-name="P4">In this paper I introduce a definition of absurdity of binary relations.</text:p>
      <text:p text:style-name="P1"/>
      <text:p text:style-name="P1">The absurdity of some binary relation<text:span text:style-name="T10"><text:reference-ref text:reference-format="text" text:ref-name="binary relation">[1]</text:reference-ref></text:span> `f` is defined as following:</text:p>
      <text:p text:style-name="P1"/>
      <text:p text:style-name="P1"><text:tab/>absurdity := \(f : T × T → T) := ∃ x { ∀ y { f(x, y) ¬= x } <text:span text:style-name="Source_20_Text">⋀</text:span> ∃ y { f(f(x, y), y) ¬= x } }</text:p>
      <text:p text:style-name="P1"/>
      <text:p text:style-name="P1">Here, `T` is some type with equality<text:span text:style-name="T10"><text:reference-ref text:reference-format="text" text:ref-name="equality">[2]</text:reference-ref></text:span> <text:span text:style-name="T9">(strictly speaking it suffices to use partial equivalence</text:span><text:span text:style-name="T11"><text:reference-ref text:reference-format="text" text:ref-name="partial equivalence">[3]</text:reference-ref></text:span><text:span text:style-name="T9">)</text:span>.</text:p>
      <text:p text:style-name="P1"/>
      <text:p text:style-name="P3"><text:tab/><text:span text:style-name="T2">eq : <text:s/></text:span>T × T → <text:span text:style-name="T2">bool</text:span></text:p>
      <text:p text:style-name="P1"/>
      <text:p text:style-name="P1">The absurdity can be used to distinguish `imply` from `rimply`<text:span text:style-name="T10"><text:reference-ref text:reference-format="text" text:ref-name="alphabetic list of functions">[4]</text:reference-ref></text:span>:</text:p>
      <text:p text:style-name="P1"/>
      <text:p text:style-name="P1"><text:tab/><text:span text:style-name="T2">imply : [absurdity] true</text:span></text:p>
      <text:p text:style-name="P1"><text:tab/><text:span text:style-name="T2">rimply : [absurdity] false</text:span></text:p>
      <text:p text:style-name="P1"/>
      <text:p text:style-name="P5">This can be used without knowing the concret<text:span text:style-name="T8">e</text:span> type of `T` <text:span text:style-name="T8">and without knowing about truth or false values, nor even knowing about other operators within the same calculus. The algorithm works by picking out `false` that can be used to prove anything, but which is distinguished from `true`:</text:span></text:p>
      <text:p text:style-name="P5"/>
      <text:p text:style-name="P5"><text:tab/><text:span text:style-name="T1">∃ x { ∀ y { (x </text:span>=&gt;<text:span text:style-name="T1"> y) ¬= x } </text:span><text:span text:style-name="Source_20_Text"><text:span text:style-name="T1">⋀</text:span></text:span><text:span text:style-name="T1"> ∃ y { ((x </text:span>=&gt;<text:span text:style-name="T1"> y) </text:span>=&gt;<text:span text:style-name="T1"> y) ¬= x } }<text:tab/><text:tab/></text:span><text:span text:style-name="T9">f &lt;=&gt; imply</text:span></text:p>
      <text:p text:style-name="P5"/>
      <text:p text:style-name="P5"><text:tab/><text:tab/><text:span text:style-name="T5">∀ y { (</text:span><text:span text:style-name="T4">false</text:span><text:span text:style-name="T5"> </text:span><text:span text:style-name="T4">=&gt;</text:span><text:span text:style-name="T5"> y) ¬= </text:span><text:span text:style-name="T4">false</text:span><text:span text:style-name="T5"> } </text:span><text:span text:style-name="Source_20_Text"><text:span text:style-name="T5">⋀</text:span></text:span><text:span text:style-name="T5"> ∃ y { ((</text:span><text:span text:style-name="T4">false</text:span><text:span text:style-name="T5"> </text:span><text:span text:style-name="T4">=&gt;</text:span><text:span text:style-name="T5"> y) </text:span><text:span text:style-name="T4">=&gt;</text:span><text:span text:style-name="T5"> y) ¬= </text:span><text:span text:style-name="T4">false</text:span><text:span text:style-name="T5"> }<text:tab/><text:tab/></text:span><text:span text:style-name="T7">x == false</text:span></text:p>
      <text:p text:style-name="P5"><text:span text:style-name="T4"><text:tab/><text:tab/></text:span><text:span text:style-name="T5">∀ y { </text:span><text:span text:style-name="T4">true</text:span><text:span text:style-name="T5"> ¬= </text:span><text:span text:style-name="T4">false</text:span><text:span text:style-name="T5"> } </text:span><text:span text:style-name="Source_20_Text"><text:span text:style-name="T5">⋀</text:span></text:span><text:span text:style-name="T5"> ∃ y { (</text:span><text:span text:style-name="T4">true</text:span><text:span text:style-name="T5"> </text:span><text:span text:style-name="T4">=&gt;</text:span><text:span text:style-name="T5"> y) ¬= </text:span><text:span text:style-name="T4">false</text:span><text:span text:style-name="T5"> }</text:span></text:p>
      <text:p text:style-name="P5"><text:span text:style-name="T4"><text:tab/><text:tab/></text:span><text:span text:style-name="T5">∀ y { </text:span><text:span text:style-name="T4">true</text:span><text:span text:style-name="T5"> } </text:span><text:span text:style-name="Source_20_Text"><text:span text:style-name="T5">⋀</text:span></text:span><text:span text:style-name="T5"> ∃ y { </text:span><text:span text:style-name="T4">y</text:span><text:span text:style-name="T5"> ¬= </text:span><text:span text:style-name="T4">false</text:span><text:span text:style-name="T5"> }</text:span></text:p>
      <text:p text:style-name="P10"><text:tab/><text:tab/><text:span text:style-name="T8">true </text:span><text:span text:style-name="Source_20_Text"><text:span text:style-name="T1">⋀</text:span></text:span><text:span text:style-name="T1"> ∃ y : </text:span><text:span text:style-name="T8">(= true)</text:span><text:span text:style-name="T1"> { </text:span>y<text:span text:style-name="T1"> ¬= </text:span>false<text:span text:style-name="T1"> }</text:span></text:p>
      <text:p text:style-name="P10"><text:tab/><text:tab/><text:span text:style-name="T1">∃ y : </text:span><text:span text:style-name="T8">(= true)</text:span><text:span text:style-name="T1"> { </text:span><text:span text:style-name="T8">true</text:span><text:span text:style-name="T1"> }</text:span></text:p>
      <text:p text:style-name="P9"><text:tab/><text:tab/><text:span text:style-name="T3">true</text:span></text:p>
      <text:p text:style-name="P9"/>
      <text:p text:style-name="P5"><text:span text:style-name="T5"><text:tab/><text:tab/>∀ y { (</text:span><text:span text:style-name="T4">true</text:span><text:span text:style-name="T5"> </text:span><text:span text:style-name="T4">=&gt;</text:span><text:span text:style-name="T5"> y) ¬= </text:span><text:span text:style-name="T4">true</text:span><text:span text:style-name="T5"> } </text:span><text:span text:style-name="Source_20_Text"><text:span text:style-name="T5">⋀</text:span></text:span><text:span text:style-name="T5"> ∃ y { ((</text:span><text:span text:style-name="T4">true</text:span><text:span text:style-name="T5"> </text:span><text:span text:style-name="T4">=&gt;</text:span><text:span text:style-name="T5"> y) </text:span><text:span text:style-name="T4">=&gt;</text:span><text:span text:style-name="T5"> y) ¬= </text:span><text:span text:style-name="T4">true</text:span><text:span text:style-name="T5"> }<text:tab/><text:tab/></text:span><text:span text:style-name="T7">x == true</text:span></text:p>
      <text:p text:style-name="P5"><text:span text:style-name="T4"><text:tab/><text:tab/></text:span><text:span text:style-name="T5">∀ y { </text:span><text:span text:style-name="T4">y</text:span><text:span text:style-name="T5"> ¬= </text:span><text:span text:style-name="T4">true</text:span><text:span text:style-name="T5"> } </text:span><text:span text:style-name="Source_20_Text"><text:span text:style-name="T5">⋀</text:span></text:span><text:span text:style-name="T5"> ∃ y { (</text:span><text:span text:style-name="T6">y</text:span><text:span text:style-name="T5"> </text:span><text:span text:style-name="T4">=&gt;</text:span><text:span text:style-name="T5"> y) ¬= </text:span><text:span text:style-name="T4">true</text:span><text:span text:style-name="T5"> }</text:span></text:p>
      <text:p text:style-name="P6"><text:span text:style-name="T4"><text:tab/><text:tab/></text:span><text:span text:style-name="T5">∀ y { </text:span><text:span text:style-name="T4">y</text:span><text:span text:style-name="T5"> ¬= </text:span><text:span text:style-name="T4">true</text:span><text:span text:style-name="T5"> } </text:span><text:span text:style-name="Source_20_Text"><text:span text:style-name="T5">⋀</text:span></text:span><text:span text:style-name="T5"> ∃ y { </text:span><text:span text:style-name="T6">true</text:span><text:span text:style-name="T5"> ¬= </text:span><text:span text:style-name="T4">true</text:span><text:span text:style-name="T5"> }</text:span></text:p>
      <text:p text:style-name="P6"><text:span text:style-name="T4"><text:tab/><text:tab/></text:span><text:span text:style-name="T5">∀ y { </text:span><text:span text:style-name="T4">y</text:span><text:span text:style-name="T5"> ¬= </text:span><text:span text:style-name="T4">true</text:span><text:span text:style-name="T5"> } </text:span><text:span text:style-name="Source_20_Text"><text:span text:style-name="T5">⋀</text:span></text:span><text:span text:style-name="T5"> ∃ y { </text:span><text:span text:style-name="T6">false</text:span><text:span text:style-name="T5"> }</text:span></text:p>
      <text:p text:style-name="P6"><text:span text:style-name="T4"><text:tab/><text:tab/></text:span><text:span text:style-name="T5">∀ y { </text:span><text:span text:style-name="T4">y</text:span><text:span text:style-name="T5"> ¬= </text:span><text:span text:style-name="T4">true</text:span><text:span text:style-name="T5"> } </text:span><text:span text:style-name="Source_20_Text"><text:span text:style-name="T5">⋀</text:span></text:span><text:span text:style-name="T5"> </text:span><text:span text:style-name="T6">false</text:span></text:p>
      <text:p text:style-name="P8"><text:tab/><text:tab/><text:span text:style-name="T3">false</text:span></text:p>
      <text:p text:style-name="P5"/>
      <text:p text:style-name="P5"><text:tab/><text:span text:style-name="T1">∃ x { ∀ y { (x &lt;</text:span>=<text:span text:style-name="T1"> y) ¬= x } </text:span><text:span text:style-name="Source_20_Text"><text:span text:style-name="T1">⋀</text:span></text:span><text:span text:style-name="T1"> ∃ y { ((x &lt;</text:span>=<text:span text:style-name="T1"> y) &lt;</text:span>=<text:span text:style-name="T1"> y) ¬= x } }<text:tab/><text:tab/></text:span><text:span text:style-name="T9">f &lt;=&gt; rimply</text:span></text:p>
      <text:p text:style-name="P5"/>
      <text:p text:style-name="P6"><text:tab/><text:tab/><text:span text:style-name="T5">∀ y { (</text:span><text:span text:style-name="T6">false</text:span><text:span text:style-name="T5"> &lt;</text:span><text:span text:style-name="T4">=</text:span><text:span text:style-name="T5"> y) ¬= </text:span><text:span text:style-name="T6">false</text:span><text:span text:style-name="T5"> } </text:span><text:span text:style-name="Source_20_Text"><text:span text:style-name="T5">⋀</text:span></text:span><text:span text:style-name="T5"> ∃ y { ((</text:span><text:span text:style-name="T6">false</text:span><text:span text:style-name="T5"> &lt;</text:span><text:span text:style-name="T4">=</text:span><text:span text:style-name="T5"> y) &lt;</text:span><text:span text:style-name="T4">=</text:span><text:span text:style-name="T5"> y) ¬= </text:span><text:span text:style-name="T6">false</text:span><text:span text:style-name="T5"> }<text:tab/><text:tab/></text:span><text:span text:style-name="T7">x = false</text:span></text:p>
      <text:p text:style-name="P6"><text:span text:style-name="T4"><text:tab/><text:tab/></text:span><text:span text:style-name="T5">∀ y : </text:span><text:span text:style-name="T6">(= </text:span><text:span text:style-name="T7">true</text:span><text:span text:style-name="T6">)</text:span><text:span text:style-name="T5"> { (</text:span><text:span text:style-name="T6">false</text:span><text:span text:style-name="T5"> &lt;</text:span><text:span text:style-name="T4">=</text:span><text:span text:style-name="T5"> </text:span><text:span text:style-name="T7">true</text:span><text:span text:style-name="T5">) ¬= </text:span><text:span text:style-name="T6">false</text:span><text:span text:style-name="T5"> } </text:span><text:span text:style-name="Source_20_Text"><text:span text:style-name="T5">⋀ </text:span></text:span><text:span text:style-name="T5">∃ y : </text:span><text:span text:style-name="T6">(= false)</text:span><text:span text:style-name="T5"> { ((</text:span><text:span text:style-name="T6">false</text:span><text:span text:style-name="T5"> &lt;</text:span><text:span text:style-name="T4">=</text:span><text:span text:style-name="T5"> </text:span><text:span text:style-name="T6">false</text:span><text:span text:style-name="T5">) &lt;</text:span><text:span text:style-name="T4">=</text:span><text:span text:style-name="T5"> </text:span><text:span text:style-name="T6">false</text:span><text:span text:style-name="T5">) ¬= </text:span><text:span text:style-name="T6">false</text:span><text:span text:style-name="T5"> }</text:span></text:p>
      <text:p text:style-name="P7"><text:span text:style-name="T4"><text:tab/><text:tab/></text:span><text:span text:style-name="T5">∀ y : </text:span><text:span text:style-name="T6">(= </text:span><text:span text:style-name="T7">true</text:span><text:span text:style-name="T6">)</text:span><text:span text:style-name="T5"> { </text:span><text:span text:style-name="T7">false</text:span><text:span text:style-name="T5"> ¬= </text:span><text:span text:style-name="T6">false</text:span><text:span text:style-name="T5"> } </text:span><text:span text:style-name="Source_20_Text"><text:span text:style-name="T5">⋀</text:span></text:span><text:span text:style-name="T5"> ∃ y : </text:span><text:span text:style-name="T6">(= false)</text:span><text:span text:style-name="T5"> { (</text:span><text:span text:style-name="T6">true</text:span><text:span text:style-name="T5"> &lt;</text:span><text:span text:style-name="T4">=</text:span><text:span text:style-name="T5"> </text:span><text:span text:style-name="T6">false</text:span><text:span text:style-name="T5">) ¬= </text:span><text:span text:style-name="T6">false</text:span><text:span text:style-name="T5"> }</text:span></text:p>
      <text:p text:style-name="P7"><text:span text:style-name="T4"><text:tab/><text:tab/></text:span><text:span text:style-name="T5">∀ y : </text:span><text:span text:style-name="T6">(= </text:span><text:span text:style-name="T7">true</text:span><text:span text:style-name="T6">)</text:span><text:span text:style-name="T5"> { </text:span><text:span text:style-name="T7">false</text:span><text:span text:style-name="T5"> } </text:span><text:span text:style-name="Source_20_Text"><text:span text:style-name="T5">⋀</text:span></text:span><text:span text:style-name="T5"> ∃ y : </text:span><text:span text:style-name="T6">(= false)</text:span><text:span text:style-name="T5"> { </text:span><text:span text:style-name="T6">true</text:span><text:span text:style-name="T5"> ¬= </text:span><text:span text:style-name="T6">false</text:span><text:span text:style-name="T5"> }</text:span></text:p>
      <text:p text:style-name="P6"><text:span text:style-name="T4"><text:tab/><text:tab/></text:span><text:span text:style-name="T7">false</text:span><text:span text:style-name="T5"> </text:span><text:span text:style-name="Source_20_Text"><text:span text:style-name="T5">⋀</text:span></text:span><text:span text:style-name="T5"> ∃ y : </text:span><text:span text:style-name="T6">(= false)</text:span><text:span text:style-name="T5"> { </text:span><text:span text:style-name="T6">true</text:span><text:span text:style-name="T5"> }</text:span></text:p>
      <text:p text:style-name="P8"><text:tab/><text:tab/><text:span text:style-name="T8">false</text:span></text:p>
      <text:p text:style-name="P8"/>
      <text:p text:style-name="P6"><text:span text:style-name="T4"><text:tab/><text:tab/></text:span><text:span text:style-name="T5">∀ y { (</text:span><text:span text:style-name="T6">true</text:span><text:span text:style-name="T5"> &lt;</text:span><text:span text:style-name="T4">=</text:span><text:span text:style-name="T5"> y) ¬= </text:span><text:span text:style-name="T6">true</text:span><text:span text:style-name="T5"> } </text:span><text:span text:style-name="Source_20_Text"><text:span text:style-name="T5">⋀</text:span></text:span><text:span text:style-name="T5"> ∃ y { ((</text:span><text:span text:style-name="T6">true</text:span><text:span text:style-name="T5"> &lt;</text:span><text:span text:style-name="T4">=</text:span><text:span text:style-name="T5"> y) &lt;</text:span><text:span text:style-name="T4">=</text:span><text:span text:style-name="T5"> y) ¬= </text:span><text:span text:style-name="T6">true</text:span><text:span text:style-name="T5"> }<text:tab/><text:tab/></text:span><text:span text:style-name="T7">x == true</text:span></text:p>
      <text:p text:style-name="P6"><text:span text:style-name="T4"><text:tab/><text:tab/></text:span><text:span text:style-name="T5">∀ y { </text:span><text:span text:style-name="T6">true</text:span><text:span text:style-name="T5"> ¬= </text:span><text:span text:style-name="T6">true</text:span><text:span text:style-name="T5"> } </text:span><text:span text:style-name="Source_20_Text"><text:span text:style-name="T5">⋀</text:span></text:span><text:span text:style-name="T5"> ∃ y { (</text:span><text:span text:style-name="T6">true</text:span><text:span text:style-name="T5"> &lt;</text:span><text:span text:style-name="T4">=</text:span><text:span text:style-name="T5"> y) ¬= </text:span><text:span text:style-name="T6">true</text:span><text:span text:style-name="T5"> }</text:span></text:p>
      <text:p text:style-name="P6"><text:span text:style-name="T4"><text:tab/><text:tab/></text:span><text:span text:style-name="T5">∀ y { </text:span><text:span text:style-name="T6">false</text:span><text:span text:style-name="T5"> } </text:span><text:span text:style-name="Source_20_Text"><text:span text:style-name="T5">⋀</text:span></text:span><text:span text:style-name="T5"> ∃ y { </text:span><text:span text:style-name="T6">true</text:span><text:span text:style-name="T5"> ¬= </text:span><text:span text:style-name="T6">true</text:span><text:span text:style-name="T5"> }</text:span></text:p>
      <text:p text:style-name="P6"><text:span text:style-name="T4"><text:tab/><text:tab/></text:span><text:span text:style-name="T5">∀ y { </text:span><text:span text:style-name="T6">false</text:span><text:span text:style-name="T5"> } </text:span><text:span text:style-name="Source_20_Text"><text:span text:style-name="T5">⋀</text:span></text:span><text:span text:style-name="T5"> ∃ y { </text:span><text:span text:style-name="T6">false</text:span><text:span text:style-name="T5"> }</text:span></text:p>
      <text:p text:style-name="P6"><text:tab/><text:tab/><text:span text:style-name="T5">∀ y { </text:span><text:span text:style-name="T6">false</text:span><text:span text:style-name="T5"> } </text:span><text:span text:style-name="Source_20_Text"><text:span text:style-name="T5">⋀</text:span></text:span><text:span text:style-name="T5"> </text:span><text:span text:style-name="T6">false</text:span></text:p>
      <text:p text:style-name="P8"><text:tab/><text:tab/><text:span text:style-name="T3">false</text:span></text:p>
      <text:h text:style-name="Heading_20_3" text:outline-level="3"><text:soft-page-break/>References:</text:h>
      <text:p text:style-name="P11"/>
      <text:p text:style-name="P11"><text:reference-mark-start text:name="binary relation"/>[1]<text:reference-mark-end text:name="binary relation"/><text:tab/>“Binary relation”</text:p>
      <text:p text:style-name="P11"><text:tab/>Wikipedia</text:p>
      <text:p text:style-name="P11"><text:tab/><text:a xlink:type="simple" xlink:href="https://en.wikipedia.org/wiki/Binary_relation" text:style-name="Internet_20_link" text:visited-style-name="Visited_20_Internet_20_Link"><text:span text:style-name="T4">https://en.wikipedia.org/wiki/Binary_relation</text:span></text:a></text:p>
      <text:p text:style-name="P11"/>
      <text:p text:style-name="P12"><text:reference-mark-start text:name="equality"/>[2]<text:reference-mark-end text:name="equality"/><text:tab/>“Equality (mathematics)”</text:p>
      <text:p text:style-name="P12"><text:tab/>Wikipedia</text:p>
      <text:p text:style-name="P12"><text:tab/><text:a xlink:type="simple" xlink:href="https://en.wikipedia.org/wiki/Equality_(mathematics" text:style-name="Internet_20_link" text:visited-style-name="Visited_20_Internet_20_Link"><text:span text:style-name="T4">https://en.wikipedia.org/wiki/Equality_(mathematics</text:span></text:a><text:span text:style-name="T4">)</text:span></text:p>
      <text:p text:style-name="P12"/>
      <text:p text:style-name="P12"><text:reference-mark-start text:name="partial equivalence"/>[3]<text:reference-mark-end text:name="partial equivalence"/><text:tab/>“Partial equivalence relation”</text:p>
      <text:p text:style-name="P12"><text:tab/>Wikipedia</text:p>
      <text:p text:style-name="P12"><text:tab/><text:a xlink:type="simple" xlink:href="https://en.wikipedia.org/wiki/Partial_equivalence_relation" text:style-name="Internet_20_link" text:visited-style-name="Visited_20_Internet_20_Link"><text:span text:style-name="T4">https://en.wikipedia.org/wiki/Partial_equivalence_relation</text:span></text:a></text:p>
      <text:p text:style-name="P12"/>
      <text:p text:style-name="P12"><text:reference-mark-start text:name="alphabetic list of functions"/>[4]<text:reference-mark-end text:name="alphabetic list of functions"/><text:tab/>“Alphabetic List of Functions”</text:p>
      <text:p text:style-name="P12"><text:tab/>AdvancedResearch – Standard Dictionary for Path Semantics</text:p>
      <text:p text:style-name="P12"><text:tab/><text:a xlink:type="simple" xlink:href="https://github.com/advancedresearch/path_semantics/blob/master/papers-wip/alphabetic-list-of-functions.pdf" text:style-name="Internet_20_link" text:visited-style-name="Visited_20_Internet_20_Link"><text:span text:style-name="T4">https://github.com/advancedresearch/path_semantics/blob/master/papers-wip/alphabetic-list-of-functions.pdf</text:span></text:a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0T15:01:28.054266448</meta:creation-date>
    <dc:date>2022-09-10T16:03:00.472891439</dc:date>
    <meta:editing-duration>PT20M10S</meta:editing-duration>
    <meta:editing-cycles>1</meta:editing-cycles>
    <meta:document-statistic meta:table-count="0" meta:image-count="0" meta:object-count="0" meta:page-count="2" meta:paragraph-count="50" meta:word-count="568" meta:character-count="2512" meta:non-whitespace-character-count="1924"/>
    <meta:generator>LibreOffice/7.2.2.2$MacOSX_X86_64 LibreOffice_project/02b2acce88a210515b4a5bb2e46cbfb63fe97d56</meta:generator>
  </office:meta>
</office:document-meta>
</file>